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2000001EC02897D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18.25cm" loext:decorative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5cm" fo:min-width="15.25cm" loext:decorative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cm" fo:min-width="2.25cm" loext:decorative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25cm" fo:min-width="18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ffffd7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4.205cm" svg:x="1cm" svg:y="7.747cm">
          <draw:image xlink:href="Pictures/1000000100000292000001EC02897DA2.png" xlink:type="simple" xlink:show="embed" xlink:actuate="onLoad" draw:mime-type="image/png">
            <text:p/>
          </draw:image>
        </draw:frame>
        <draw:custom-shape draw:style-name="gr2" draw:text-style-name="P1" draw:layer="layout" svg:width="18.75cm" svg:height="1cm" svg:x="1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5cm" svg:height="9.7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5cm" svg:height="9.25cm" svg:x="17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2.5cm" svg:x="1cm" svg:y="19.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889cm" svg:height="0.962cm" svg:x="13cm" svg:y="8.25cm">
          <draw:text-box>
            <text:p>NAV-BAR</text:p>
          </draw:text-box>
        </draw:frame>
        <draw:frame draw:style-name="gr7" draw:text-style-name="P2" draw:layer="layout" svg:width="3.605cm" svg:height="0.962cm" svg:x="2.25cm" svg:y="17.75cm">
          <draw:text-box>
            <text:p>BIG-CARD</text:p>
          </draw:text-box>
        </draw:frame>
        <draw:frame draw:style-name="gr8" draw:text-style-name="P2" draw:layer="layout" svg:width="2.5cm" svg:height="1.673cm" svg:x="17.5cm" svg:y="9.5cm">
          <draw:text-box>
            <text:p>RIGHT-BAR</text:p>
          </draw:text-box>
        </draw:frame>
        <draw:frame draw:style-name="gr9" draw:text-style-name="P2" draw:layer="layout" svg:width="4.02cm" svg:height="0.962cm" svg:x="1cm" svg:y="19.25cm">
          <draw:text-box>
            <text:p><text:span text:style-name="T1">DOWN</text:span>-<text:span text:style-name="T2">BA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6T09:18:22.111863295</dc:date>
    <meta:editing-duration>PT10M31S</meta:editing-duration>
    <meta:editing-cycles>2</meta:editing-cycles>
    <meta:generator>LibreOffice/24.2.7.2$Linux_X86_64 LibreOffice_project/420$Build-2</meta:generator>
    <meta:document-statistic meta:object-count="9"/>
  </office:meta>
</office:document-meta>
</file>